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4064" officeooo:paragraph-rsid="00164064"/>
    </style:style>
    <style:style style:name="P2" style:family="paragraph" style:parent-style-name="Text_20_body">
      <style:text-properties officeooo:paragraph-rsid="00278555"/>
    </style:style>
    <style:style style:name="P3" style:family="paragraph" style:parent-style-name="code">
      <style:text-properties officeooo:paragraph-rsid="00276f9d"/>
    </style:style>
    <style:style style:name="P4" style:family="paragraph" style:parent-style-name="code">
      <style:text-properties officeooo:paragraph-rsid="00278555"/>
    </style:style>
    <style:style style:name="P5" style:family="paragraph" style:parent-style-name="Table_20_Contents">
      <style:text-properties fo:font-weight="bold" officeooo:paragraph-rsid="00276f9d" style:font-weight-asian="bold" style:font-weight-complex="bold"/>
    </style:style>
    <style:style style:name="P6" style:family="paragraph" style:parent-style-name="Table_20_Contents">
      <style:text-properties fo:font-weight="bold" officeooo:rsid="0014370a" officeooo:paragraph-rsid="00276f9d" style:font-weight-asian="bold" style:font-weight-complex="bold"/>
    </style:style>
    <style:style style:name="P7" style:family="paragraph" style:parent-style-name="Table_20_Contents">
      <style:text-properties officeooo:paragraph-rsid="00276f9d"/>
    </style:style>
    <style:style style:name="P8" style:family="paragraph" style:parent-style-name="Table_20_Contents">
      <style:text-properties officeooo:rsid="00280862" officeooo:paragraph-rsid="00280862"/>
    </style:style>
    <style:style style:name="P9" style:family="paragraph" style:parent-style-name="Standard">
      <style:text-properties officeooo:paragraph-rsid="00276f9d"/>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1">
      <style:text-properties officeooo:rsid="00164064" officeooo:paragraph-rsid="0026bb29"/>
    </style:style>
    <style:style style:name="P13" style:family="paragraph" style:parent-style-name="Text_20_body" style:list-style-name="L1">
      <style:text-properties officeooo:rsid="0026bb29" officeooo:paragraph-rsid="0026bb29"/>
    </style:style>
    <style:style style:name="P14" style:family="paragraph" style:parent-style-name="Text_20_body" style:list-style-name="L2">
      <style:text-properties officeooo:paragraph-rsid="00278555"/>
    </style:style>
    <style:style style:name="P15" style:family="paragraph" style:parent-style-name="Text_20_body" style:list-style-name="L3">
      <style:text-properties officeooo:paragraph-rsid="00278555"/>
    </style:style>
    <style:style style:name="P16" style:family="paragraph" style:parent-style-name="Heading_20_1">
      <style:text-properties officeooo:rsid="00164064" officeooo:paragraph-rsid="00164064"/>
    </style:style>
    <style:style style:name="P17" style:family="paragraph" style:parent-style-name="Heading_20_2">
      <style:text-properties officeooo:rsid="00276f9d"/>
    </style:style>
    <style:style style:name="P18" style:family="paragraph" style:parent-style-name="Heading_20_2">
      <style:text-properties officeooo:rsid="001b947c" officeooo:paragraph-rsid="00278555"/>
    </style:style>
    <style:style style:name="P19" style:family="paragraph" style:parent-style-name="Heading_20_2">
      <style:text-properties officeooo:paragraph-rsid="00278555"/>
    </style:style>
    <style:style style:name="P20" style:family="paragraph" style:parent-style-name="Table_20_Contents">
      <style:text-properties fo:font-weight="bold" officeooo:rsid="0028a231" officeooo:paragraph-rsid="00290642"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19a913" style:font-style-asian="normal" style:font-style-complex="normal"/>
    </style:style>
    <style:style style:name="T3" style:family="text">
      <style:text-properties fo:font-style="normal" officeooo:rsid="001ef43b" style:font-style-asian="normal" style:font-style-complex="normal"/>
    </style:style>
    <style:style style:name="T4" style:family="text">
      <style:text-properties fo:font-style="normal" officeooo:rsid="0020d1a4" style:font-style-asian="normal" style:font-style-complex="normal"/>
    </style:style>
    <style:style style:name="T5" style:family="text">
      <style:text-properties fo:font-style="normal" officeooo:rsid="00278555"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e5092"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style:font-name-asian="Courier 10 Pitch" style:font-weight-asian="bold" style:font-name-complex="Courier 10 Pitch" style:font-weight-complex="bold"/>
    </style:style>
    <style:style style:name="T10" style:family="text">
      <style:text-properties officeooo:rsid="0026bb29"/>
    </style:style>
    <style:style style:name="T11" style:family="text">
      <style:text-properties officeooo:rsid="0014370a"/>
    </style:style>
    <style:style style:name="T12" style:family="text">
      <style:text-properties officeooo:rsid="001354e4"/>
    </style:style>
    <style:style style:name="T13" style:family="text">
      <style:text-properties style:font-name-asian="Courier 10 Pitch" style:font-name-complex="Courier 10 Pitch"/>
    </style:style>
    <style:style style:name="T14" style:family="text">
      <style:text-properties officeooo:rsid="00278555"/>
    </style:style>
    <style:style style:name="T15" style:family="text">
      <style:text-properties fo:background-color="#ffff00" loext:char-shading-value="0"/>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1"><text:a xlink:type="simple" xlink:href="#__RefHeading___Toc845_142507710" text:style-name="Internet_20_link" text:visited-style-name="Internet_20_link">1. </text:a>RDP-Vorbereitung: OS<text:tab/>1</text:p>
          <text:p text:style-name="P10"><text:a xlink:type="simple" xlink:href="#__RefHeading___Toc1813_142507710" text:style-name="Internet_20_link" text:visited-style-name="Internet_20_link">1.1. </text:a>OS-Counter<text:tab/>1</text:p>
          <text:p text:style-name="P10"><text:a xlink:type="simple" xlink:href="#__RefHeading___Toc5269_1589715938" text:style-name="Internet_20_link" text:visited-style-name="Internet_20_link">1.2. </text:a>OS-SimpleBank<text:tab/>2</text:p>
          <text:p text:style-name="P10"><text:a xlink:type="simple" xlink:href="#__RefHeading___Toc5271_1589715938" text:style-name="Internet_20_link" text:visited-style-name="Internet_20_link">1.3. </text:a><text:span text:style-name="T1">OS-Eratosthenes</text:span><text:tab/>4</text:p>
          <text:p text:style-name="P10"><text:a xlink:type="simple" xlink:href="#__RefHeading___Toc9781_990528502" text:style-name="Internet_20_link" text:visited-style-name="Internet_20_link">1.4. </text:a>MOODLE-TEST: MAB-OS-Threads(Java)<text:tab/>6</text:p>
        </text:index-body>
      </text:table-of-content>
      <text:p text:style-name="Text_20_body"/>
      <text:h text:style-name="P16" text:outline-level="1" text:restart-numbering="true" text:start-value="-1"><text:bookmark-start text:name="__RefHeading___Toc845_142507710"/>RDP-Vorbereitung: <text:span text:style-name="T10">OS</text:span><text:bookmark-end text:name="__RefHeading___Toc845_142507710"/></text:h>
      <text:p text:style-name="P1">Quellen</text:p>
      <text:list xml:id="list8917593768622320882" text:style-name="L1">
        <text:list-item>
          <text:p text:style-name="P12"><text:a xlink:type="simple" xlink:href="https://gitlab.com/4me/courses/blob/master/OS/02-THREADS/01-lernen/01-os-grundlagen.odt" text:style-name="Internet_20_link" text:visited-style-name="Visited_20_Internet_20_Link"><text:span text:style-name="T10">https://gitlab.com/4me/courses/blob/master/OS/02-THREADS/01-lernen/01-os-grundlagen.odt</text:span></text:a></text:p>
        </text:list-item>
        <text:list-item>
          <text:p text:style-name="P13"><text:a xlink:type="simple" xlink:href="https://gitlab.com/4me/courses/tree/master/OS/02-THREADS/02-ueben/ue-java" text:style-name="Internet_20_link" text:visited-style-name="Visited_20_Internet_20_Link">https://gitlab.com/4me/courses/tree/master/OS/02-THREADS/02-ueben/ue-java</text:a></text:p>
          <text:p text:style-name="P12"/>
        </text:list-item>
      </text:list>
      <text:h text:style-name="P17" text:outline-level="2"><text:bookmark-start text:name="__RefHeading___Toc1813_142507710"/>OS-Counter<text:bookmark-end text:name="__RefHeading___Toc1813_142507710"/></text:h>
      <text:p text:style-name="P7">Unten finden Sie ein Programmlisting Counter.java</text:p>
      <text:p text:style-name="P5"/>
      <text:p text:style-name="P7"/>
      <text:p text:style-name="P3"><text:span text:style-name="Source_20_Text">// ---- </text:span><text:span text:style-name="Source_20_Text"><text:span text:style-name="T12">class Counter: ein Nummerngenerator </text:span></text:span><text:span text:style-name="Source_20_Text">---------------------------</text:span></text:p>
      <text:p text:style-name="P3"><text:span text:style-name="Source_20_Text"/></text:p>
      <text:p text:style-name="P3"><text:span text:style-name="Source_20_Text">class Counter{ <text:s/>// -- bietet durch nextNumber() einen Nummerngenerator</text:span></text:p>
      <text:p text:style-name="P3"><text:span text:style-name="Source_20_Text"><text:span text:style-name="T13"><text:s text:c="2"/></text:span></text:span><text:span text:style-name="Source_20_Text">int cnt;</text:span></text:p>
      <text:p text:style-name="P3"/>
      <text:p text:style-name="P3"><text:span text:style-name="Source_20_Text"><text:span text:style-name="T13"><text:s text:c="2"/></text:span></text:span><text:span text:style-name="Source_20_Text">public Counter(int cnt){ <text:s text:c="2"/>this.cnt = cnt; <text:s/>}</text:span></text:p>
      <text:p text:style-name="P3"/>
      <text:p text:style-name="P3"><text:span text:style-name="Source_20_Text"><text:span text:style-name="T13"><text:s text:c="2"/></text:span></text:span><text:span text:style-name="Source_20_Text">public int nextNumber() <text:s/>{</text:span></text:p>
      <text:p text:style-name="P3"><text:span text:style-name="Source_20_Text"><text:span text:style-name="T13"><text:s text:c="4"/></text:span></text:span><text:span text:style-name="Source_20_Text">int ret = cnt;</text:span></text:p>
      <text:p text:style-name="P3"><text:span text:style-name="Source_20_Text"><text:span text:style-name="T13"><text:s text:c="4"/></text:span></text:span><text:span text:style-name="Source_20_Text">// Hier simulieren zeitaufwendige Berechnungen als sei das Errechnen</text:span></text:p>
      <text:p text:style-name="P3"><text:span text:style-name="Source_20_Text"><text:span text:style-name="T13"><text:s text:c="4"/></text:span></text:span><text:span text:style-name="Source_20_Text">// des Nachfolgezählers eine langwierige Operation, die durch den</text:span></text:p>
      <text:p text:style-name="P3"><text:span text:style-name="Source_20_Text"><text:span text:style-name="T13"><text:s text:c="4"/></text:span></text:span><text:span text:style-name="Source_20_Text">// Scheduler leicht unterbrochen werden kann.</text:span></text:p>
      <text:p text:style-name="P3"><text:span text:style-name="Source_20_Text"><text:span text:style-name="T13"><text:s text:c="4"/></text:span></text:span><text:span text:style-name="Source_20_Text">double x = 1.0, y, z;</text:span></text:p>
      <text:p text:style-name="P3"><text:span text:style-name="Source_20_Text"><text:span text:style-name="T13"><text:s text:c="4"/></text:span></text:span><text:span text:style-name="Source_20_Text">for (int i= 0; i &lt; 100000; ++i) {</text:span></text:p>
      <text:p text:style-name="P3"><text:span text:style-name="Source_20_Text"><text:span text:style-name="T13"><text:s text:c="6"/></text:span></text:span><text:span text:style-name="Source_20_Text">x= Math.sin((x*i%35)*1.13);y= Math.log(x+10.0);z= Math.sqrt(x+y);</text:span></text:p>
      <text:p text:style-name="P3"><text:span text:style-name="Source_20_Text"><text:span text:style-name="T13"><text:s text:c="4"/></text:span></text:span><text:span text:style-name="Source_20_Text">}</text:span></text:p>
      <text:p text:style-name="P3"><text:span text:style-name="Source_20_Text"><text:span text:style-name="T13"><text:s text:c="4"/></text:span></text:span><text:span text:style-name="Source_20_Text">//Jetzt ist der Wert gefunden</text:span></text:p>
      <text:p text:style-name="P3"><text:span text:style-name="Source_20_Text"><text:span text:style-name="T13"><text:s text:c="4"/></text:span></text:span><text:span text:style-name="Source_20_Text">cnt++;</text:span></text:p>
      <text:p text:style-name="P3"><text:span text:style-name="Source_20_Text"><text:span text:style-name="T13"><text:s text:c="4"/></text:span></text:span><text:span text:style-name="Source_20_Text">return ret;</text:span></text:p>
      <text:p text:style-name="P3"><text:span text:style-name="Source_20_Text"><text:span text:style-name="T13"><text:s text:c="2"/></text:span></text:span><text:span text:style-name="Source_20_Text">}</text:span></text:p>
      <text:p text:style-name="P3"><text:span text:style-name="Source_20_Text">}</text:span></text:p>
      <text:p text:style-name="P3"/>
      <text:p text:style-name="P3"/>
      <text:p text:style-name="P3"><text:span text:style-name="Source_20_Text">// ---- verwendet obige Klasse Counter --------------------------------</text:span></text:p>
      <text:p text:style-name="P3"><text:span text:style-name="Source_20_Text">public class BS04CounterNotSychronized </text:span><text:span text:style-name="Source_20_Text"><text:span text:style-name="T8">extends Thread</text:span></text:span><text:span text:style-name="Source_20_Text"> {</text:span></text:p>
      <text:p text:style-name="P3"><text:span text:style-name="Source_20_Text"><text:span text:style-name="T13"><text:s text:c="2"/></text:span></text:span><text:span text:style-name="Source_20_Text">private String name;</text:span></text:p>
      <text:p text:style-name="P3"><text:span text:style-name="Source_20_Text"><text:span text:style-name="T13"><text:s text:c="2"/></text:span></text:span><text:span text:style-name="Source_20_Text">private Counter counter;<text:tab/>// obige Counterklasse verwenden</text:span></text:p>
      <text:p text:style-name="P3"/>
      <text:p text:style-name="P3"><text:span text:style-name="Source_20_Text"><text:span text:style-name="T13"><text:s text:c="2"/></text:span></text:span><text:span text:style-name="Source_20_Text">public BS04CounterNotSychronized(String name, Counter counter){</text:span></text:p>
      <text:p text:style-name="P3"><text:soft-page-break/><text:span text:style-name="Source_20_Text"><text:span text:style-name="T13"><text:s text:c="4"/></text:span></text:span><text:span text:style-name="Source_20_Text">this.name = name;</text:span></text:p>
      <text:p text:style-name="P3"><text:span text:style-name="Source_20_Text"><text:span text:style-name="T13"><text:s text:c="4"/></text:span></text:span><text:span text:style-name="Source_20_Text">this.counter = counter;</text:span></text:p>
      <text:p text:style-name="P3"><text:span text:style-name="Source_20_Text"><text:span text:style-name="T13"><text:s text:c="2"/></text:span></text:span><text:span text:style-name="Source_20_Text">}</text:span></text:p>
      <text:p text:style-name="P3"/>
      <text:p text:style-name="P3"><text:span text:style-name="Source_20_Text"><text:span text:style-name="T13"><text:s text:c="2"/></text:span></text:span><text:span text:style-name="Source_20_Text"><text:span text:style-name="T8">public void run(){</text:span></text:span></text:p>
      <text:p text:style-name="P3"><text:span text:style-name="Source_20_Text"><text:span text:style-name="T13"><text:s text:c="4"/></text:span></text:span><text:span text:style-name="Source_20_Text">while (true) {</text:span></text:p>
      <text:p text:style-name="P3"><text:span text:style-name="Source_20_Text"><text:span text:style-name="T13"><text:s text:c="6"/></text:span></text:span><text:span text:style-name="Source_20_Text">System.out.println(counter.nextNumber()+" for "+name);</text:span></text:p>
      <text:p text:style-name="P3"><text:span text:style-name="Source_20_Text"><text:span text:style-name="T13"><text:s text:c="4"/></text:span></text:span><text:span text:style-name="Source_20_Text">}</text:span></text:p>
      <text:p text:style-name="P3"><text:span text:style-name="Source_20_Text"><text:span text:style-name="T13"><text:s text:c="2"/></text:span></text:span><text:span text:style-name="Source_20_Text">}</text:span></text:p>
      <text:p text:style-name="P3"/>
      <text:p text:style-name="P3"/>
      <text:p text:style-name="P3"><text:span text:style-name="Source_20_Text">// ---- main -----------------------------------------------------------</text:span></text:p>
      <text:p text:style-name="P3"><text:span text:style-name="Source_20_Text"><text:span text:style-name="T13"><text:s text:c="2"/></text:span></text:span><text:span text:style-name="Source_20_Text">public static void main(String[] args) {</text:span></text:p>
      <text:p text:style-name="P3"><text:span text:style-name="Source_20_Text"><text:span text:style-name="T13"><text:s text:c="4"/></text:span></text:span><text:span text:style-name="Source_20_Text"><text:span text:style-name="T8">Thread[] t = new Thread[5]</text:span></text:span><text:span text:style-name="Source_20_Text">;</text:span></text:p>
      <text:p text:style-name="P3"><text:span text:style-name="Source_20_Text"><text:span text:style-name="T13"><text:s text:c="4"/></text:span></text:span><text:span text:style-name="Source_20_Text">Counter numGenerator = new Counter(10);</text:span></text:p>
      <text:p text:style-name="P3"/>
      <text:p text:style-name="P3"><text:span text:style-name="Source_20_Text"><text:span text:style-name="T13"><text:s text:c="4"/></text:span></text:span><text:span text:style-name="Source_20_Text">// starte 5 threads,die alle auf das Objekt (numGenerator) zugreifen</text:span></text:p>
      <text:p text:style-name="P3"><text:span text:style-name="Source_20_Text"><text:span text:style-name="T13"><text:s text:c="4"/></text:span></text:span><text:span text:style-name="Source_20_Text">for (int i = 0; i &lt; 5; ++i) {</text:span></text:p>
      <text:p text:style-name="P3"><text:span text:style-name="Source_20_Text"><text:span text:style-name="T13"><text:s text:c="6"/></text:span></text:span><text:span text:style-name="Source_20_Text"><text:span text:style-name="T8">t[i] = new BS04CounterNotSychronized("Thread-"+i, numGenerator);</text:span></text:span></text:p>
      <text:p text:style-name="P3"><text:span text:style-name="Source_20_Text"><text:span text:style-name="T9"><text:s text:c="6"/></text:span></text:span><text:span text:style-name="Source_20_Text"><text:span text:style-name="T8">t[i].start();</text:span></text:span></text:p>
      <text:p text:style-name="P3"><text:span text:style-name="Source_20_Text"><text:span text:style-name="T13"><text:s text:c="4"/></text:span></text:span><text:span text:style-name="Source_20_Text">}</text:span></text:p>
      <text:p text:style-name="P3"><text:span text:style-name="Source_20_Text"><text:span text:style-name="T13"><text:s text:c="2"/></text:span></text:span><text:span text:style-name="Source_20_Text">}</text:span></text:p>
      <text:p text:style-name="P3"><text:span text:style-name="Source_20_Text">}</text:span></text:p>
      <text:p text:style-name="P5"/>
      <text:p text:style-name="P20">Hier eine mögl. Ausgabe:</text:p>
      <text:p text:style-name="P20"><text:span text:style-name="T15">10</text:span> for Thread-0</text:p>
      <text:p text:style-name="P20"><text:span text:style-name="T15">10</text:span> for Thread-1</text:p>
      <text:p text:style-name="P20"><text:span text:style-name="T15">10</text:span> for Thread-2</text:p>
      <text:p text:style-name="P20">14 for Thread-4</text:p>
      <text:p text:style-name="P20">15 for Thread-1</text:p>
      <text:p text:style-name="P20"><text:span text:style-name="T15">11</text:span> for Thread-0</text:p>
      <text:p text:style-name="P20">19 for Thread-0</text:p>
      <text:p text:style-name="P20">20 for Thread-1</text:p>
      <text:p text:style-name="P20">18 for Thread-2</text:p>
      <text:p text:style-name="P20">21 for Thread-0</text:p>
      <text:p text:style-name="P20"><text:span text:style-name="T15">11</text:span> for Thread-3</text:p>
      <text:p text:style-name="P20"/>
      <text:p text:style-name="P5"><text:span text:style-name="T11">1. </text:span>Aufgabe:</text:p>
      <text:p text:style-name="P7"><text:span text:style-name="T11">Geben Sie eine allgemeine </text:span>Beschreib<text:span text:style-name="T12">ung der </text:span>Funktionalität. Das Programm kann u. U<text:span text:style-name="T12">mständen</text:span> falsche Werte liefern. Besprechen Sie die Problematik.</text:p>
      <text:p text:style-name="P7"/>
      <text:p text:style-name="P7"/>
      <text:p text:style-name="P7"/>
      <text:p text:style-name="P7"/>
      <text:p text:style-name="P6">2. Aufgabe:</text:p>
      <text:p text:style-name="P7"><text:span text:style-name="T11">G</text:span>eben Sie eine Lösung an.</text:p>
      <text:p text:style-name="P7"/>
      <text:p text:style-name="P7"/>
      <text:p text:style-name="P7"/>
      <text:p text:style-name="P7"/>
      <text:h text:style-name="P18" text:outline-level="2"><text:bookmark-start text:name="__RefHeading___Toc5269_1589715938"/><text:span text:style-name="T14">OS</text:span>-<text:span text:style-name="T14">Simple</text:span>Bank<text:bookmark-end text:name="__RefHeading___Toc5269_1589715938"/></text:h>
      <text:p text:style-name="P2"><text:span text:style-name="Citation"><text:span text:style-name="T1">Die <text:s/>Klasse </text:span></text:span><text:span text:style-name="Citation"><text:span text:style-name="T7">Simple</text:span></text:span><text:span text:style-name="Citation"><text:span text:style-name="T6">Bank</text:span></text:span><text:span text:style-name="Citation"><text:span text:style-name="T1"> besitzt das Array konten, das die Stände der einzelnen Konten enthält. Der Arrayindex soll als Kontonummer dienen. Für Transaktionen zwischen zwei Konten stellt die Bank die Methode ueberweisung() zur Verfügung. Ihr werden die beiden beteiligten Kontonummern sowie der Betrag der Überweisung übergeben. </text:span></text:span></text:p>
      <text:p text:style-name="P2"><text:soft-page-break/><text:span text:style-name="Citation"><text:span text:style-name="T1">Sie verfügt auch über die Methode kontostand() zum Anzeigen der aktuellen Kontostände.</text:span></text:span></text:p>
      <text:p text:style-name="P4"><text:span text:style-name="Citation"><text:span text:style-name="T1"><text:s/></text:span></text:span><text:span text:style-name="Citation"><text:span text:style-name="T3">class SimpleBank {</text:span></text:span></text:p>
      <text:p text:style-name="P4"><text:span text:style-name="Citation"><text:span text:style-name="T3"><text:tab/>static int[] konten = {30, 50, 100};</text:span></text:span></text:p>
      <text:p text:style-name="P4"><text:span text:style-name="Citation"><text:span text:style-name="T3"/></text:span></text:p>
      <text:p text:style-name="P4"><text:span text:style-name="Citation"><text:span text:style-name="T3"><text:tab/>public void überweisung(int von, int nach, int betrag) {</text:span></text:span></text:p>
      <text:p text:style-name="P4"><text:span text:style-name="Citation"><text:span text:style-name="T3"><text:tab/><text:tab/>int neuerBetrag;</text:span></text:span></text:p>
      <text:p text:style-name="P4"><text:span text:style-name="Citation"><text:span text:style-name="T3"/></text:span></text:p>
      <text:p text:style-name="P4"><text:span text:style-name="Citation"><text:span text:style-name="T3"><text:tab/>// --&gt; 1. ABHEBEN vom alten Konto</text:span></text:span></text:p>
      <text:p text:style-name="P4"><text:span text:style-name="Citation"><text:span text:style-name="T3"><text:tab/><text:tab/>neuerBetrag = konten[von];</text:span></text:span></text:p>
      <text:p text:style-name="P4"><text:span text:style-name="Citation"><text:span text:style-name="T3"><text:tab/><text:tab/>// Inkonsistenz, da neuer Betrag noch nicht vermerkt</text:span></text:span></text:p>
      <text:p text:style-name="P4"><text:span text:style-name="Citation"><text:span text:style-name="T3"><text:tab/><text:tab/>try {Thread.sleep((int)Math.random()*3000);}</text:span></text:span></text:p>
      <text:p text:style-name="P4"><text:span text:style-name="Citation"><text:span text:style-name="T3"><text:tab/><text:tab/>catch(InterruptedException e) {}</text:span></text:span></text:p>
      <text:p text:style-name="P4"><text:span text:style-name="Citation"><text:span text:style-name="T3"/></text:span></text:p>
      <text:p text:style-name="P4"><text:span text:style-name="Citation"><text:span text:style-name="T3"><text:tab/><text:tab/>neuerBetrag -= betrag;</text:span></text:span></text:p>
      <text:p text:style-name="P4"><text:span text:style-name="Citation"><text:span text:style-name="T3"><text:tab/><text:tab/>konten[von] = neuerBetrag;</text:span></text:span></text:p>
      <text:p text:style-name="P4"><text:span text:style-name="Citation"><text:span text:style-name="T3"/></text:span></text:p>
      <text:p text:style-name="P4"><text:span text:style-name="Citation"><text:span text:style-name="T3"/></text:span></text:p>
      <text:p text:style-name="P4"><text:span text:style-name="Citation"><text:span text:style-name="T3"><text:tab/>// --&gt; 2. EINLEGEN aufs neue Konto</text:span></text:span></text:p>
      <text:p text:style-name="P4"><text:span text:style-name="Citation"><text:span text:style-name="T3"><text:tab/><text:tab/>neuerBetrag = konten[nach];</text:span></text:span></text:p>
      <text:p text:style-name="P4"><text:span text:style-name="Citation"><text:span text:style-name="T3"><text:tab/><text:tab/>// Inkonsistenz, da neuer Betrag noch nicht vermerkt</text:span></text:span></text:p>
      <text:p text:style-name="P4"><text:span text:style-name="Citation"><text:span text:style-name="T3"><text:tab/><text:tab/>try {Thread.sleep((int)Math.random()*3000);}</text:span></text:span></text:p>
      <text:p text:style-name="P4"><text:span text:style-name="Citation"><text:span text:style-name="T3"><text:tab/><text:tab/>catch(InterruptedException e) {}</text:span></text:span></text:p>
      <text:p text:style-name="P4"><text:span text:style-name="Citation"><text:span text:style-name="T3"/></text:span></text:p>
      <text:p text:style-name="P4"><text:span text:style-name="Citation"><text:span text:style-name="T3"><text:tab/><text:tab/>neuerBetrag += betrag;</text:span></text:span></text:p>
      <text:p text:style-name="P4"><text:span text:style-name="Citation"><text:span text:style-name="T3"><text:tab/><text:tab/>konten[nach] = neuerBetrag;</text:span></text:span></text:p>
      <text:p text:style-name="P4"><text:span text:style-name="Citation"><text:span text:style-name="T3"><text:tab/>}</text:span></text:span></text:p>
      <text:p text:style-name="P4"><text:span text:style-name="Citation"><text:span text:style-name="T3"/></text:span></text:p>
      <text:p text:style-name="P4"><text:span text:style-name="Citation"><text:span text:style-name="T3"><text:tab/>public void kontostand() {</text:span></text:span></text:p>
      <text:p text:style-name="P4"><text:span text:style-name="Citation"><text:span text:style-name="T3"><text:tab/><text:tab/>for(int i = 0; i &lt; konten.length; i++)</text:span></text:span></text:p>
      <text:p text:style-name="P4"><text:span text:style-name="Citation"><text:span text:style-name="T3"><text:tab/><text:tab/><text:tab/>System.out.println("Konto "+ i +": " + konten[i]);</text:span></text:span></text:p>
      <text:p text:style-name="P4"><text:span text:style-name="Citation"><text:span text:style-name="T3"><text:tab/>}</text:span></text:span></text:p>
      <text:p text:style-name="P4"><text:span text:style-name="Citation"><text:span text:style-name="T3">}</text:span></text:span><text:span text:style-name="Citation"><text:span text:style-name="T1"> <text:s text:c="4"/></text:span></text:span></text:p>
      <text:p text:style-name="P2"><text:span text:style-name="Citation"><text:span text:style-name="T1"/></text:span></text:p>
      <text:p text:style-name="P2"><text:span text:style-name="Citation"><text:span text:style-name="T6">Angestellte</text:span></text:span><text:span text:style-name="Citation"><text:span text:style-name="T1"> einer Bank machen Überweisungen. Damit mehrere Angestellte gleichzeitig Überweisungen vornehmen können, werden sie von Thread abgeleitet. Jeder Angestellte gehört zu einer Bank. Deshalb wird dem Konstruktor ein Verweis auf Bank übergeben. Über diesen Verweis wird die Methode ueberweisung() aufgerufen. Die beiden beteiligten Kontonummern sowie der Betrag werden dem Konstruktor ebenfalls übergeben und in entsprechenden privaten Membern der Klasse Angestellte gespeichert. </text:span></text:span></text:p>
      <text:p text:style-name="P2"><text:span text:style-name="Citation"><text:span text:style-name="T1"/></text:span></text:p>
      <text:p text:style-name="P4"><text:span text:style-name="Citation"><text:span text:style-name="T3">class Angestellter extends Thread {</text:span></text:span></text:p>
      <text:p text:style-name="P4"><text:span text:style-name="Citation"><text:span text:style-name="T3"/></text:span></text:p>
      <text:p text:style-name="P4"><text:span text:style-name="Citation"><text:span text:style-name="T3"><text:tab/>SimpleBank bank;</text:span></text:span></text:p>
      <text:p text:style-name="P4"><text:span text:style-name="Citation"><text:span text:style-name="T3"><text:tab/>int von, nach, betrag;</text:span></text:span></text:p>
      <text:p text:style-name="P4"><text:span text:style-name="Citation"><text:span text:style-name="T3"/></text:span></text:p>
      <text:p text:style-name="P4"><text:span text:style-name="Citation"><text:span text:style-name="T3"><text:tab/>public Angestellter(SimpleBank bank, int von,</text:span></text:span></text:p>
      <text:p text:style-name="P4"><text:span text:style-name="Citation"><text:span text:style-name="T3"><text:tab/><text:tab/><text:tab/>int nach, int betrag) {</text:span></text:span></text:p>
      <text:p text:style-name="P4"><text:span text:style-name="Citation"><text:span text:style-name="T3"><text:tab/><text:tab/>this.bank = bank;</text:span></text:span></text:p>
      <text:p text:style-name="P4"><text:span text:style-name="Citation"><text:span text:style-name="T3"><text:tab/><text:tab/>this.von = von;</text:span></text:span></text:p>
      <text:p text:style-name="P4"><text:span text:style-name="Citation"><text:span text:style-name="T3"><text:tab/><text:tab/>this.nach = nach;</text:span></text:span></text:p>
      <text:p text:style-name="P4"><text:span text:style-name="Citation"><text:span text:style-name="T3"><text:tab/><text:tab/>this.betrag = betrag;</text:span></text:span></text:p>
      <text:p text:style-name="P4"><text:span text:style-name="Citation"><text:span text:style-name="T3"><text:tab/>}</text:span></text:span></text:p>
      <text:p text:style-name="P4"><text:span text:style-name="Citation"><text:span text:style-name="T3"/></text:span></text:p>
      <text:p text:style-name="P4"><text:span text:style-name="Citation"><text:span text:style-name="T3"><text:tab/>public void run() {</text:span></text:span></text:p>
      <text:p text:style-name="P4"><text:soft-page-break/><text:span text:style-name="Citation"><text:span text:style-name="T3"><text:tab/><text:tab/>// Überweisung vornehmen</text:span></text:span></text:p>
      <text:p text:style-name="P4"><text:span text:style-name="Citation"><text:span text:style-name="T3"><text:tab/><text:tab/>bank.überweisung(von, nach, betrag);</text:span></text:span></text:p>
      <text:p text:style-name="P4"><text:span text:style-name="Citation"><text:span text:style-name="T3"><text:tab/><text:tab/>// Kontostand ausgeben</text:span></text:span></text:p>
      <text:p text:style-name="P4"><text:span text:style-name="Citation"><text:span text:style-name="T3"><text:tab/><text:tab/>System.out.println("Nachher:");</text:span></text:span></text:p>
      <text:p text:style-name="P4"><text:span text:style-name="Citation"><text:span text:style-name="T3"><text:tab/><text:tab/>bank.kontostand();</text:span></text:span></text:p>
      <text:p text:style-name="P4"><text:span text:style-name="Citation"><text:span text:style-name="T3"><text:tab/>}</text:span></text:span></text:p>
      <text:p text:style-name="P4"><text:span text:style-name="Citation"><text:span text:style-name="T3"/></text:span></text:p>
      <text:p text:style-name="P4"><text:span text:style-name="Citation"><text:span text:style-name="T3">}</text:span></text:span><text:span text:style-name="Citation"><text:span text:style-name="T1"> </text:span></text:span></text:p>
      <text:p text:style-name="P2"><text:span text:style-name="Citation"><text:span text:style-name="T1"/></text:span></text:p>
      <text:p text:style-name="P2"><text:span text:style-name="Citation"><text:span text:style-name="T1">Das </text:span></text:span><text:span text:style-name="Citation"><text:span text:style-name="T6">Demonstrationsprogramm</text:span></text:span><text:span text:style-name="Citation"><text:span text:style-name="T1"> vereinbart drei Verweise auf die Klasse Angestellter. Anschließend wird ein Bank-Objekt erzeugt und eine Übersicht über den Anfangsstand der Konten gegeben. Dann werden die drei Thread-Objekte erzeugt. Die Konten werden hierbei so gewählt, dass sich eine ringförmige Überweisung ergibt. Wenn alles ordnungsgemäß verläuft, dann müsste also die Kontenübersicht am Ende genauso aussehen wie am Anfang. </text:span></text:span></text:p>
      <text:p text:style-name="P4"><text:span text:style-name="Citation"><text:span text:style-name="T3">public class SimpleBankDemo {</text:span></text:span></text:p>
      <text:p text:style-name="P4"><text:span text:style-name="Citation"><text:span text:style-name="T3"/></text:span></text:p>
      <text:p text:style-name="P4"><text:span text:style-name="Citation"><text:span text:style-name="T3"><text:tab/>public static void main(String[] args) {</text:span></text:span></text:p>
      <text:p text:style-name="P4"><text:span text:style-name="Citation"><text:span text:style-name="T3"><text:tab/><text:tab/>Angestellter A1, A2, A3;</text:span></text:span></text:p>
      <text:p text:style-name="P4"><text:span text:style-name="Citation"><text:span text:style-name="T3"><text:tab/><text:tab/>SimpleBank b = new SimpleBank();</text:span></text:span></text:p>
      <text:p text:style-name="P4"><text:span text:style-name="Citation"><text:span text:style-name="T3"/></text:span></text:p>
      <text:p text:style-name="P4"><text:span text:style-name="Citation"><text:span text:style-name="T3"><text:tab/><text:tab/>System.out.println("Vorher: 20 Euro überweisen");</text:span></text:span></text:p>
      <text:p text:style-name="P4"><text:span text:style-name="Citation"><text:span text:style-name="T3"><text:tab/><text:tab/>System.out.println(" <text:s text:c="7"/>Konto_0-&gt;Konto_1-&gt;Konto_2-&gt;Konto_0");</text:span></text:span></text:p>
      <text:p text:style-name="P4"><text:span text:style-name="Citation"><text:span text:style-name="T3"><text:tab/><text:tab/>b.kontostand();</text:span></text:span></text:p>
      <text:p text:style-name="P4"><text:span text:style-name="Citation"><text:span text:style-name="T3"/></text:span></text:p>
      <text:p text:style-name="P4"><text:span text:style-name="Citation"><text:span text:style-name="T3"><text:tab/><text:tab/>// Eine ringförmige Überweisung</text:span></text:span></text:p>
      <text:p text:style-name="P4"><text:span text:style-name="Citation"><text:span text:style-name="T3"><text:tab/><text:tab/>A1 = new Angestellter(b, 0, 1, 20);</text:span></text:span></text:p>
      <text:p text:style-name="P4"><text:span text:style-name="Citation"><text:span text:style-name="T3"><text:tab/><text:tab/>A2 = new Angestellter(b, 1, 2, 20);</text:span></text:span></text:p>
      <text:p text:style-name="P4"><text:span text:style-name="Citation"><text:span text:style-name="T3"><text:tab/><text:tab/>A3 = new Angestellter(b, 2, 0, 20);</text:span></text:span></text:p>
      <text:p text:style-name="P4"><text:span text:style-name="Citation"><text:span text:style-name="T3"/></text:span></text:p>
      <text:p text:style-name="P4"><text:span text:style-name="Citation"><text:span text:style-name="T3"><text:tab/><text:tab/>A1.start();</text:span></text:span></text:p>
      <text:p text:style-name="P4"><text:span text:style-name="Citation"><text:span text:style-name="T3"><text:tab/><text:tab/>A2.start();</text:span></text:span></text:p>
      <text:p text:style-name="P4"><text:span text:style-name="Citation"><text:span text:style-name="T3"><text:tab/><text:tab/>A3.start();</text:span></text:span></text:p>
      <text:p text:style-name="P4"><text:span text:style-name="Citation"><text:span text:style-name="T3"><text:tab/>}</text:span></text:span></text:p>
      <text:p text:style-name="P4"><text:span text:style-name="Citation"><text:span text:style-name="T3">}</text:span></text:span></text:p>
      <text:p text:style-name="P2"><text:span text:style-name="Citation"><text:span text:style-name="T1">Wenn Sie das Programm starten, kann es sein, dass ein bestimmter Betrag 'verloren' geht. Man spricht vom 'LOST-UPDATE'-Problem.</text:span></text:span></text:p>
      <text:p text:style-name="P2"><text:span text:style-name="Citation"><text:span text:style-name="T6">Aufgaben</text:span></text:span><text:span text:style-name="Citation"><text:span text:style-name="T1">:</text:span></text:span></text:p>
      <text:list xml:id="list8214790838183557579" text:style-name="L2">
        <text:list-item>
          <text:p text:style-name="P14"><text:span text:style-name="Citation"><text:span text:style-name="T1">Bringen Sie das obige Programm zum Laufen</text:span></text:span></text:p>
        </text:list-item>
        <text:list-item>
          <text:p text:style-name="P14"><text:span text:style-name="Citation"><text:span text:style-name="T1">Korrigieren Sie das obige Programm, sodass das LOST-UPDATE-Problem nicht mehr auftaucht.</text:span></text:span></text:p>
        </text:list-item>
        <text:list-item>
          <text:p text:style-name="P14"><text:span text:style-name="Citation"><text:span text:style-name="T1">Beschreiben Sie mit eigenen Worten das LOST-UPDATE-Problem und gehen Sie auf die Begriffe critical section, mutual exclusion ein.</text:span></text:span></text:p>
        </text:list-item>
        <text:list-item>
          <text:p text:style-name="P14"><text:span text:style-name="Citation"><text:span text:style-name="T1">Welche Art von Synchronisation wird hier angesprochen?</text:span></text:span></text:p>
        </text:list-item>
        <text:list-item>
          <text:p text:style-name="P14"><text:span text:style-name="Citation"><text:span text:style-name="T1">Beschreiben Sie in diesem Zusammenhang das Konzept der Semaphore-Variablen.</text:span></text:span></text:p>
        </text:list-item>
      </text:list>
      <text:h text:style-name="P19" text:outline-level="2"><text:bookmark-start text:name="__RefHeading___Toc5271_1589715938"/><text:span text:style-name="Citation"><text:span text:style-name="T5">OS-</text:span></text:span><text:span text:style-name="Citation"><text:span text:style-name="T4">Eratosthenes</text:span></text:span><text:bookmark-end text:name="__RefHeading___Toc5271_1589715938"/></text:h>
      <text:p text:style-name="P2"><text:span text:style-name="Citation"><text:span text:style-name="T1">Es soll ein Mechanismus der Primzahlenbestimmung nach dem sog. "Sieb des Eratost</text:span></text:span><text:span text:style-name="Citation"><text:span text:style-name="T4">h</text:span></text:span><text:span text:style-name="Citation"><text:span text:style-name="T1">enes" implementiert werden. </text:span></text:span></text:p>
      <text:p text:style-name="P2"><text:span text:style-name="Citation"><text:span text:style-name="T1">Grundprinzip dabei ist, dass jede ungerade Zahl der Reihe nach daraufhin untersucht wird, ob sie Vielfaches einer bereits erkannten Primzahl ist. Wenn das nicht der Fall ist, dann ist sie </text:span></text:span><text:soft-page-break/><text:span text:style-name="Citation"><text:span text:style-name="T1">natürlich prim. </text:span></text:span></text:p>
      <text:p text:style-name="P2"><text:span text:style-name="Citation"><text:span text:style-name="T1">Die folgende Lösung stellt für </text:span></text:span><text:span text:style-name="Citation"><text:span text:style-name="T6">jede Primzahl einen eigenen Thread</text:span></text:span><text:span text:style-name="Citation"><text:span text:style-name="T1"> zur Verfügung. D.h. wir erhalten eine Reihe von Threads, die als </text:span></text:span><text:span text:style-name="Citation"><text:span text:style-name="T6">Member je eine Primzahl</text:span></text:span><text:span text:style-name="Citation"><text:span text:style-name="T1"> enthalten. </text:span></text:span></text:p>
      <text:p text:style-name="P2"><text:span text:style-name="Citation"><text:span text:style-name="T1">Der </text:span></text:span><text:span text:style-name="Citation"><text:span text:style-name="T6">Haupt-Thread erzeugt die ungeraden Zahlen</text:span></text:span><text:span text:style-name="Citation"><text:span text:style-name="T1"> und sendet sie dem nächsten Thread in der Reihe. </text:span></text:span></text:p>
      <text:p text:style-name="P2"><text:span text:style-name="Citation"><text:span text:style-name="T1">Dieser ist für die </text:span></text:span><text:span text:style-name="Citation"><text:span text:style-name="T6">Primzahl 3</text:span></text:span><text:span text:style-name="Citation"><text:span text:style-name="T1"> zuständig und filtert demnach alle Zahlen aus, die </text:span></text:span><text:span text:style-name="Citation"><text:span text:style-name="T6">Vielfache von 3</text:span></text:span><text:span text:style-name="Citation"><text:span text:style-name="T1"> sind. D.h. er schickt diese Zahl </text:span></text:span><text:span text:style-name="Citation"><text:span text:style-name="T6">nicht weiter</text:span></text:span><text:span text:style-name="Citation"><text:span text:style-name="T1">. </text:span></text:span></text:p>
      <text:p text:style-name="P2"><text:span text:style-name="Citation"><text:span text:style-name="T1">Alle anderen Zahlen reicht er an den nächsten Thread weiter, der für die Primzahl 5 zuständig ist, usw. </text:span></text:span></text:p>
      <text:p text:style-name="P2"><text:span text:style-name="Citation"><text:span text:style-name="T1">Jeder Thread erzeugt für die erste Zahl, die er weiterreichen muss (das ist die nächste Primzahl!), dynamisch seinen Nachfolger-Thread. </text:span></text:span></text:p>
      <text:p text:style-name="P2"><text:span text:style-name="Citation"><text:span text:style-name="T6">Aufgabe</text:span></text:span><text:span text:style-name="Citation"><text:span text:style-name="T1">:</text:span></text:span></text:p>
      <text:list xml:id="list5177183530018292792" text:style-name="L3">
        <text:list-item>
          <text:p text:style-name="P15"><text:span text:style-name="Citation"><text:span text:style-name="T1">Bringen Sie das folgende Programm zum Laufen:</text:span></text:span></text:p>
        </text:list-item>
      </text:list>
      <text:p text:style-name="P4"><text:span text:style-name="Citation"><text:span text:style-name="T1">/*Worker der "Pipe" zur Primzahlenbestimmung </text:span></text:span></text:p>
      <text:p text:style-name="P4"><text:span text:style-name="Citation"><text:span text:style-name="T1">* @author Roland Rössler */ </text:span></text:span></text:p>
      <text:p text:style-name="P4"><text:span text:style-name="Citation"><text:span text:style-name="T1">public class Worker extends Thread { </text:span></text:span></text:p>
      <text:p text:style-name="P4"><text:span text:style-name="Citation"><text:span text:style-name="T1"><text:s text:c="4"/>/** die Primzahl, für die der Worker zuständig ist */ </text:span></text:span></text:p>
      <text:p text:style-name="P4"><text:span text:style-name="Citation"><text:span text:style-name="T1"><text:s text:c="4"/>private int myPrime; </text:span></text:span></text:p>
      <text:p text:style-name="P4"><text:span text:style-name="Citation"><text:span text:style-name="T1"/></text:span></text:p>
      <text:p text:style-name="P4"><text:span text:style-name="Citation"><text:span text:style-name="T1"><text:s text:c="4"/>/** der nächste Worker in der "Pipe" */ </text:span></text:span></text:p>
      <text:p text:style-name="P4"><text:span text:style-name="Citation"><text:span text:style-name="T1"><text:s text:c="4"/>private Worker next=null; </text:span></text:span></text:p>
      <text:p text:style-name="P4"><text:span text:style-name="Citation"><text:span text:style-name="T1"/></text:span></text:p>
      <text:p text:style-name="P4"><text:span text:style-name="Citation"><text:span text:style-name="T1"><text:s text:c="4"/>/** der Sende-/Empfangs-Puffer. Hier ein einf. Int Wert */ </text:span></text:span></text:p>
      <text:p text:style-name="P4"><text:span text:style-name="Citation"><text:span text:style-name="T1"><text:s text:c="4"/>private int buffer=0; </text:span></text:span></text:p>
      <text:p text:style-name="P4"><text:span text:style-name="Citation"><text:span text:style-name="T1"/></text:span></text:p>
      <text:p text:style-name="P4"><text:span text:style-name="Citation"><text:span text:style-name="T1"><text:s text:c="4"/>/** Erzeugung eines Workers und Zuordnung einer Primzahl </text:span></text:span></text:p>
      <text:p text:style-name="P4"><text:span text:style-name="Citation"><text:span text:style-name="T1"><text:s text:c="6"/>* @param prime die Primzahl, für die der Worker zuständig ist </text:span></text:span></text:p>
      <text:p text:style-name="P4"><text:span text:style-name="Citation"><text:span text:style-name="T1"><text:s text:c="6"/>*/ </text:span></text:span></text:p>
      <text:p text:style-name="P4"><text:span text:style-name="Citation"><text:span text:style-name="T1"><text:s text:c="4"/>Worker(int prime) { </text:span></text:span></text:p>
      <text:p text:style-name="P4"><text:span text:style-name="Citation"><text:span text:style-name="T1"><text:s text:c="8"/>myPrime=prime; </text:span></text:span></text:p>
      <text:p text:style-name="P4"><text:span text:style-name="Citation"><text:span text:style-name="T1"><text:s text:c="8"/>next=null; /** nullsetzen*/ </text:span></text:span></text:p>
      <text:p text:style-name="P4"><text:span text:style-name="Citation"><text:span text:style-name="T1"><text:s text:c="8"/>System.out.println(this+" Prime: "+myPrime); </text:span></text:span></text:p>
      <text:p text:style-name="P4"><text:span text:style-name="Citation"><text:span text:style-name="T1"><text:s text:c="4"/>} </text:span></text:span></text:p>
      <text:p text:style-name="P4"><text:span text:style-name="Citation"><text:span text:style-name="T1"/></text:span></text:p>
      <text:p text:style-name="P4"><text:span text:style-name="Citation"><text:span text:style-name="T1"><text:s text:c="4"/>/** "Arbeitsroutine" des Workers. </text:span></text:span></text:p>
      <text:p text:style-name="P4"><text:span text:style-name="Citation"><text:span text:style-name="T1"><text:s text:c="6"/>* Es werden ungerade Zahlen empfangen, wenn diese </text:span></text:span></text:p>
      <text:p text:style-name="P4"><text:span text:style-name="Citation"><text:span text:style-name="T1"><text:s text:c="6"/>* Vielfache der "eigenen" Primzahl sind, dann werden </text:span></text:span></text:p>
      <text:p text:style-name="P4"><text:span text:style-name="Citation"><text:span text:style-name="T1"><text:s text:c="6"/>* sie "verschluckt", andernfalls an den nächsten </text:span></text:span></text:p>
      <text:p text:style-name="P4"><text:span text:style-name="Citation"><text:span text:style-name="T1"><text:s text:c="6"/>* Worker weitergereicht </text:span></text:span></text:p>
      <text:p text:style-name="P4"><text:span text:style-name="Citation"><text:span text:style-name="T1"><text:s text:c="6"/>*/ </text:span></text:span></text:p>
      <text:p text:style-name="P4"><text:span text:style-name="Citation"><text:span text:style-name="T1"><text:s text:c="4"/>public void run() { </text:span></text:span></text:p>
      <text:p text:style-name="P4"><text:span text:style-name="Citation"><text:span text:style-name="T1"><text:s text:c="7"/>int i = this.??????(); <text:s text:c="4"/>// Zahl empfangen </text:span></text:span></text:p>
      <text:p text:style-name="P4"><text:span text:style-name="Citation"><text:span text:style-name="T1"><text:s text:c="7"/>while (i&gt;0) { <text:tab/><text:tab/><text:tab/>//arbeite, solange i positiv ist </text:span></text:span></text:p>
      <text:p text:style-name="P4"><text:span text:style-name="Citation"><text:span text:style-name="T1"><text:s text:c="9"/>if (i%myPrime != 0) { <text:s text:c="4"/>// wenn i nicht Vielfaches von myPrime </text:span></text:span></text:p>
      <text:p text:style-name="P4"><text:span text:style-name="Citation"><text:span text:style-name="T1"><text:tab/><text:tab/><text:tab/><text:tab/><text:tab/><text:tab/>// erzeuge neuen Nachfolger-Thread oder </text:span></text:span></text:p>
      <text:p text:style-name="P4"><text:span text:style-name="Citation"><text:span text:style-name="T1"><text:tab/><text:tab/><text:tab/><text:tab/><text:tab/><text:tab/>// wenn er bereits existiert sende ihm </text:span></text:span></text:p>
      <text:p text:style-name="P4"><text:span text:style-name="Citation"><text:span text:style-name="T1"><text:tab/><text:tab/><text:tab/><text:tab/><text:tab/><text:tab/>// die Variable i </text:span></text:span></text:p>
      <text:p text:style-name="P4"><text:span text:style-name="Citation"><text:span text:style-name="T1"><text:s text:c="2"/></text:span></text:span></text:p>
      <text:p text:style-name="P4"><text:span text:style-name="Citation"><text:span text:style-name="T1"><text:s text:c="12"/>if (next==null) <text:s text:c="7"/></text:span></text:span></text:p>
      <text:p text:style-name="P4"><text:span text:style-name="Citation"><text:span text:style-name="T1"><text:s text:c="41"/></text:span></text:span></text:p>
      <text:p text:style-name="P4"><text:span text:style-name="Citation"><text:span text:style-name="T1"><text:s text:c="14"/>?????? </text:span></text:span></text:p>
      <text:p text:style-name="P4"><text:span text:style-name="Citation"><text:span text:style-name="T1"><text:s text:c="12"/>else <text:s text:c="24"/></text:span></text:span></text:p>
      <text:p text:style-name="P4"><text:soft-page-break/><text:span text:style-name="Citation"><text:span text:style-name="T1"><text:s text:c="14"/>?????? <text:s text:c="13"/></text:span></text:span></text:p>
      <text:p text:style-name="P4"><text:span text:style-name="Citation"><text:span text:style-name="T1"><text:s text:c="9"/>} </text:span></text:span></text:p>
      <text:p text:style-name="P4"><text:span text:style-name="Citation"><text:span text:style-name="T1"/></text:span></text:p>
      <text:p text:style-name="P4"><text:span text:style-name="Citation"><text:span text:style-name="T1"><text:s text:c="9"/>i = ??????; <text:s text:c="16"/>// nächste Zahl holen </text:span></text:span></text:p>
      <text:p text:style-name="P4"><text:span text:style-name="Citation"><text:span text:style-name="T1"><text:s text:c="7"/>} </text:span></text:span></text:p>
      <text:p text:style-name="P4"><text:span text:style-name="Citation"><text:span text:style-name="T1"><text:s text:c="7"/>if (next!=null) ??????; <text:s text:c="2"/>// Abbruchkennung weiterreichen </text:span></text:span></text:p>
      <text:p text:style-name="P4"><text:span text:style-name="Citation"><text:span text:style-name="T1"><text:s text:c="4"/>} </text:span></text:span></text:p>
      <text:p text:style-name="P4"><text:span text:style-name="Citation"><text:span text:style-name="T1"/></text:span></text:p>
      <text:p text:style-name="P4"><text:span text:style-name="Citation"><text:span text:style-name="T1"><text:s text:c="4"/>/** Senden einer Zahl an den Worker. &lt;p&gt;"send" wird von einem </text:span></text:span></text:p>
      <text:p text:style-name="P4"><text:span text:style-name="Citation"><text:span text:style-name="T1"><text:s text:c="6"/>* anderem Thread aufgerufen. </text:span></text:span></text:p>
      <text:p text:style-name="P4"><text:span text:style-name="Citation"><text:span text:style-name="T1"><text:s text:c="6"/>* @param i zu sendende Zahl </text:span></text:span></text:p>
      <text:p text:style-name="P4"><text:span text:style-name="Citation"><text:span text:style-name="T1"><text:s text:c="6"/>*/ </text:span></text:span></text:p>
      <text:p text:style-name="P4"><text:span text:style-name="Citation"><text:span text:style-name="T1"><text:s text:c="4"/>?????? send(int i) { </text:span></text:span></text:p>
      <text:p text:style-name="P4"><text:span text:style-name="Citation"><text:span text:style-name="T1"><text:s text:c="6"/>try { </text:span></text:span></text:p>
      <text:p text:style-name="P4"><text:span text:style-name="Citation"><text:span text:style-name="T1"><text:s text:c="8"/>?????? (buffer&gt;0) ??????; <text:s text:c="7"/>// warten bis Puffer frei </text:span></text:span></text:p>
      <text:p text:style-name="P4"><text:span text:style-name="Citation"><text:span text:style-name="T1"><text:s text:c="8"/>buffer = i; <text:s text:c="20"/>// Zahl in Puffer eintragen </text:span></text:span></text:p>
      <text:p text:style-name="P4"><text:span text:style-name="Citation"><text:span text:style-name="T1"><text:s text:c="8"/>??????; <text:s text:c="22"/>// Empfänger benachrichtigen </text:span></text:span></text:p>
      <text:p text:style-name="P4"><text:span text:style-name="Citation"><text:span text:style-name="T1"><text:s text:c="6"/>} </text:span></text:span></text:p>
      <text:p text:style-name="P4"><text:span text:style-name="Citation"><text:span text:style-name="T1"><text:s text:c="6"/>catch (InterruptedException e) {} </text:span></text:span></text:p>
      <text:p text:style-name="P4"><text:span text:style-name="Citation"><text:span text:style-name="T1"><text:s text:c="4"/>} </text:span></text:span></text:p>
      <text:p text:style-name="P4"><text:span text:style-name="Citation"><text:span text:style-name="T1"/></text:span></text:p>
      <text:p text:style-name="P4"><text:span text:style-name="Citation"><text:span text:style-name="T1"/></text:span></text:p>
      <text:p text:style-name="P4"><text:span text:style-name="Citation"><text:span text:style-name="T1"><text:s text:c="4"/>/** Empfangen einer Zahl. </text:span></text:span></text:p>
      <text:p text:style-name="P4"><text:span text:style-name="Citation"><text:span text:style-name="T1"><text:s text:c="6"/>* "receive" wird vom aktuellen Worker aufgerufen. </text:span></text:span></text:p>
      <text:p text:style-name="P4"><text:span text:style-name="Citation"><text:span text:style-name="T1"><text:s text:c="6"/>* @return empfangene Zahl </text:span></text:span></text:p>
      <text:p text:style-name="P4"><text:span text:style-name="Citation"><text:span text:style-name="T1"><text:s text:c="6"/>*/ </text:span></text:span></text:p>
      <text:p text:style-name="P4"><text:span text:style-name="Citation"><text:span text:style-name="T1"><text:s text:c="4"/>?????? receive() { </text:span></text:span></text:p>
      <text:p text:style-name="P4"><text:span text:style-name="Citation"><text:span text:style-name="T1"><text:s text:c="6"/>int result=0; </text:span></text:span></text:p>
      <text:p text:style-name="P4"><text:span text:style-name="Citation"><text:span text:style-name="T1"><text:s text:c="6"/>try { </text:span></text:span></text:p>
      <text:p text:style-name="P4"><text:span text:style-name="Citation"><text:span text:style-name="T1"><text:s text:c="8"/>?????? ((result=buffer)==0) <text:s text:c="5"/>// warten bis Zahl angekommen </text:span></text:span></text:p>
      <text:p text:style-name="P4"><text:span text:style-name="Citation"><text:span text:style-name="T1"><text:s text:c="10"/>??????; </text:span></text:span></text:p>
      <text:p text:style-name="P4"><text:span text:style-name="Citation"><text:span text:style-name="T1"><text:s text:c="8"/>buffer=0; <text:s text:c="22"/>// Puffer freigeben </text:span></text:span></text:p>
      <text:p text:style-name="P4"><text:span text:style-name="Citation"><text:span text:style-name="T1"><text:s text:c="8"/>??????; <text:s text:c="22"/>// Sender benachrichtigen </text:span></text:span></text:p>
      <text:p text:style-name="P4"><text:span text:style-name="Citation"><text:span text:style-name="T1"><text:s text:c="6"/>} </text:span></text:span></text:p>
      <text:p text:style-name="P4"><text:span text:style-name="Citation"><text:span text:style-name="T1"><text:s text:c="6"/>catch (InterruptedException e) {} </text:span></text:span></text:p>
      <text:p text:style-name="P4"><text:span text:style-name="Citation"><text:span text:style-name="T1"><text:s text:c="6"/>return result; </text:span></text:span></text:p>
      <text:p text:style-name="P4"><text:span text:style-name="Citation"><text:span text:style-name="T1"><text:s text:c="4"/>} </text:span></text:span></text:p>
      <text:p text:style-name="P4"><text:span text:style-name="Citation"><text:span text:style-name="T1"/></text:span></text:p>
      <text:p text:style-name="P4"><text:span text:style-name="Citation"><text:span text:style-name="T1">/** MAIN:Zahlengenerator.</text:span></text:span></text:p>
      <text:p text:style-name="P4"><text:span text:style-name="Citation"><text:span text:style-name="T1">Startet Worker für die Primzahl 3 u. übergibt ihm alle ungeraden Zahlen ab 5 */ </text:span></text:span></text:p>
      <text:p text:style-name="P4"><text:span text:style-name="Citation"><text:span text:style-name="T1">public static void main (String args[]) { </text:span></text:span></text:p>
      <text:p text:style-name="P4"><text:span text:style-name="Citation"><text:span text:style-name="T1"><text:tab/>Worker first = ??????; <text:s text:c="4"/>// ersten Worker für Primzahl 3 </text:span></text:span></text:p>
      <text:p text:style-name="P4"><text:span text:style-name="Citation"><text:span text:style-name="T1"><text:tab/>??????; <text:s text:c="19"/>// starten </text:span></text:span></text:p>
      <text:p text:style-name="P4"><text:span text:style-name="Citation"><text:span text:style-name="T1"/></text:span></text:p>
      <text:p text:style-name="P4"><text:span text:style-name="Citation"><text:span text:style-name="T1"><text:tab/>int i=5; <text:s text:c="25"/>// nächste ungerade Zahl </text:span></text:span></text:p>
      <text:p text:style-name="P4"><text:span text:style-name="Citation"><text:span text:style-name="T1"><text:tab/>while (i&lt;10000) { </text:span></text:span></text:p>
      <text:p text:style-name="P4"><text:span text:style-name="Citation"><text:span text:style-name="T1"><text:tab/><text:tab/>??????; <text:s text:c="17"/>// ungerade Zahl an Worker senden </text:span></text:span></text:p>
      <text:p text:style-name="P4"><text:span text:style-name="Citation"><text:span text:style-name="T1"><text:tab/><text:tab/>i+=2; </text:span></text:span></text:p>
      <text:p text:style-name="P4"><text:span text:style-name="Citation"><text:span text:style-name="T1"><text:tab/>} </text:span></text:span></text:p>
      <text:p text:style-name="P4"><text:span text:style-name="Citation"><text:span text:style-name="T1"/></text:span></text:p>
      <text:p text:style-name="P4"><text:span text:style-name="Citation"><text:span text:style-name="T1"><text:tab/>??????(-1); <text:s text:c="18"/>// Abschlusskennung senden </text:span></text:span></text:p>
      <text:p text:style-name="P4"><text:span text:style-name="Citation"><text:span text:style-name="T1"><text:tab/>System.out.println("finished"); </text:span></text:span></text:p>
      <text:p text:style-name="P4"><text:span text:style-name="Citation"><text:span text:style-name="T1"><text:tab/>} </text:span></text:span></text:p>
      <text:p text:style-name="P4"><text:span text:style-name="Citation"><text:span text:style-name="T1">} <text:s text:c="2"/></text:span></text:span></text:p>
      <text:p text:style-name="P7"/>
      <text:p text:style-name="P7"><text:soft-page-break/></text:p>
      <text:p text:style-name="P7"/>
      <text:p text:style-name="P7"/>
      <text:h text:style-name="Heading_20_2" text:outline-level="2"><text:bookmark-start text:name="__RefHeading___Toc9781_990528502"/>MOODLE-TEST: MAB-OS-Threads(Java)<text:bookmark-end text:name="__RefHeading___Toc9781_990528502"/></text:h>
      <text:p text:style-name="P8">pwd=comein</text:p>
      <text:p text:style-name="P8"><text:a xlink:type="simple" xlink:href="https://elearning2.htl-salzburg.ac.at/Moodle/moodle/mod/quiz/view.php?id=1182" text:style-name="Internet_20_link" text:visited-style-name="Visited_20_Internet_20_Link">https://elearning2.htl-salzburg.ac.at/Moodle/moodle/mod/quiz/view.php?id=1182</text:a></text:p>
      <text:p text:style-name="P8"/>
      <text:p text:style-name="P7"/>
      <text:p text:style-name="P7"/>
      <text:p text:style-name="P7"/>
      <text:p text:style-name="P7"/>
      <text:p text:style-name="P7"/>
      <text:p text:style-name="P7"/>
      <text:p text:style-name="P7"/>
      <text:p text:style-name="P7"/>
      <text:p text:style-name="P9"><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loext:graphic-properties draw:fill-image-width="0cm" draw:fill-image-height="0cm"/>
      <style:paragraph-properties fo:margin-left="0cm" fo:margin-right="0cm" fo:margin-top="0.3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draw:fill-image-width="0cm" draw:fill-image-height="0cm"/>
      <style:paragraph-properties style:page-number="auto" fo:background-color="#ffffff" fo:padding="0.049cm" fo:border="0.06pt solid #993366" style:shadow="none"/>
      <style:text-properties style:font-name="Courier New" fo:font-family="'Courier New'" style:font-style-name="Standard" style:font-family-generic="modern" style:font-pitch="fixed" fo:font-size="11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Praktische-Uebungen</text:file-name><text:tab/>Arbeitsunterlage</text:p>
      </style:header>
      <style:footer>
        <text:p text:style-name="Footer">Informatik<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2-13T18:48:01.761827301</meta:creation-date>
    <meta:editing-cycles>14</meta:editing-cycles>
    <meta:editing-duration>PT1H1M13S</meta:editing-duration>
    <meta:initial-creator>hofmann </meta:initial-creator>
    <dc:date>2017-04-09T15:18:21.571230748</dc:date>
    <dc:creator>hofmann </dc:creator>
    <meta:document-statistic meta:table-count="0" meta:image-count="0" meta:object-count="0" meta:page-count="7" meta:paragraph-count="238" meta:word-count="1260" meta:character-count="9862" meta:non-whitespace-character-count="7807"/>
    <meta:user-defined meta:name="Info 1"/>
    <meta:user-defined meta:name="Info 2"/>
    <meta:user-defined meta:name="Info 3"/>
    <meta:user-defined meta:name="Info 4"/>
    <meta:template xlink:type="simple" xlink:actuate="onRequest" xlink:title="arbeitsunterlage" xlink:href="../../../../../../../../../../home/hofmann/.config/libreoffice/4/user/template/arbeitsunterlage.ott" meta:date="2017-02-13T18:48:01.358463993"/>
  </office:meta>
</office:document-meta>
</file>